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style:font-name="Liberation Serif" fo:font-size="12pt" fo:language="id" fo:country="ID" style:font-size-asian="12pt" style:font-name-complex="Times New Roman1" style:font-size-complex="12pt"/>
    </style:style>
    <style:style style:name="P3" style:family="paragraph" style:parent-style-name="Standard">
      <style:text-properties style:font-name="Liberation Serif" fo:font-size="12pt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5.002cm" style:type="right" style:leader-style="dotted" style:leader-text="."/>
        </style:tab-stops>
      </style:paragraph-properties>
      <style:text-properties style:font-name="Liberation Serif" fo:font-size="12pt" style:font-size-asian="12pt" style:font-size-complex="12pt"/>
    </style:style>
    <style:style style:name="P6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style:font-name="Liberation Serif" fo:font-size="12pt" officeooo:paragraph-rsid="0005c2af" style:font-size-asian="12pt" style:font-size-complex="12pt"/>
    </style:style>
    <style:style style:name="P7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style:font-name="Liberation Serif" fo:font-size="12pt" officeooo:paragraph-rsid="000aecc6" style:font-size-asian="12pt" style:font-size-complex="12pt"/>
    </style:style>
    <style:style style:name="P8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style:font-name="Liberation Serif" fo:font-size="12pt" officeooo:paragraph-rsid="000bf699" style:font-size-asian="12pt" style:font-size-complex="12pt"/>
    </style:style>
    <style:style style:name="P9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style:font-name="Liberation Serif" fo:font-size="12pt" officeooo:paragraph-rsid="00099836" style:font-size-asian="12pt" style:font-size-complex="12pt"/>
    </style:style>
    <style:style style:name="P10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style:font-name="Liberation Serif" fo:font-size="12pt" officeooo:paragraph-rsid="0009d402" style:font-size-asian="12pt" style:font-size-complex="12pt"/>
    </style:style>
    <style:style style:name="P11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style:font-name="Liberation Serif" fo:font-size="12pt" officeooo:paragraph-rsid="000aecc6" fo:background-color="transparent" style:font-size-asian="12pt" style:font-size-complex="12pt"/>
    </style:style>
    <style:style style:name="P12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Liberation Serif" fo:font-size="12pt" fo:font-weight="bold" style:font-size-asian="12pt" style:font-weight-asian="bold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36bc1d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8af4d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99836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f84ff9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740e05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f9d1bd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0aecc6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fe1305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0bf699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0d1155" style:font-size-asian="12pt" style:font-name-complex="Times New Roman1" style:font-size-complex="12pt"/>
    </style:style>
    <style:style style:name="T12" style:family="text">
      <style:text-properties style:font-name="Times New Roman" fo:font-size="12pt" fo:language="id" fo:country="ID" style:font-size-asian="12pt" style:font-name-complex="Times New Roman1" style:font-size-complex="12pt"/>
    </style:style>
    <style:style style:name="T13" style:family="text">
      <style:text-properties style:font-name="Times New Roman" fo:font-size="12pt" fo:language="id" fo:country="ID" officeooo:rsid="0005c2af" style:font-size-asian="12pt" style:font-name-complex="Times New Roman1" style:font-size-complex="12pt"/>
    </style:style>
    <style:style style:name="T14" style:family="text">
      <style:text-properties style:font-name="Times New Roman" fo:font-size="12pt" fo:language="id" fo:country="ID" officeooo:rsid="0008af4d" style:font-size-asian="12pt" style:font-name-complex="Times New Roman1" style:font-size-complex="12pt"/>
    </style:style>
    <style:style style:name="T15" style:family="text">
      <style:text-properties style:font-name="Times New Roman" fo:font-size="12pt" fo:language="id" fo:country="ID" officeooo:rsid="003b05d9" style:font-size-asian="12pt" style:font-name-complex="Times New Roman1" style:font-size-complex="12pt"/>
    </style:style>
    <style:style style:name="T16" style:family="text">
      <style:text-properties style:font-name="Times New Roman" fo:font-size="12pt" fo:language="id" fo:country="ID" officeooo:rsid="00099836" style:font-size-asian="12pt" style:font-name-complex="Times New Roman1" style:font-size-complex="12pt"/>
    </style:style>
    <style:style style:name="T17" style:family="text">
      <style:text-properties style:font-name="Times New Roman" fo:font-size="12pt" fo:language="id" fo:country="ID" officeooo:rsid="00f84ff9" style:font-size-asian="12pt" style:font-name-complex="Times New Roman1" style:font-size-complex="12pt"/>
    </style:style>
    <style:style style:name="T18" style:family="text">
      <style:text-properties style:font-name="Times New Roman" fo:font-size="12pt" fo:language="id" fo:country="ID" officeooo:rsid="0074f08f" style:font-size-asian="12pt" style:font-name-complex="Times New Roman1" style:font-size-complex="12pt"/>
    </style:style>
    <style:style style:name="T19" style:family="text">
      <style:text-properties style:font-name="Times New Roman" fo:font-size="12pt" fo:language="id" fo:country="ID" officeooo:rsid="0069af7a" style:font-size-asian="12pt" style:font-name-complex="Times New Roman1" style:font-size-complex="12pt"/>
    </style:style>
    <style:style style:name="T20" style:family="text">
      <style:text-properties style:font-name="Times New Roman" fo:font-size="12pt" fo:language="id" fo:country="ID" officeooo:rsid="00f9d1bd" style:font-size-asian="12pt" style:font-name-complex="Times New Roman1" style:font-size-complex="12pt"/>
    </style:style>
    <style:style style:name="T21" style:family="text">
      <style:text-properties style:font-name="Times New Roman" fo:font-size="12pt" fo:language="id" fo:country="ID" officeooo:rsid="006c7bbf" style:font-size-asian="12pt" style:font-name-complex="Times New Roman1" style:font-size-complex="12pt"/>
    </style:style>
    <style:style style:name="T22" style:family="text">
      <style:text-properties style:font-name="Times New Roman" fo:font-size="12pt" fo:language="id" fo:country="ID" officeooo:rsid="0009d402" style:font-size-asian="12pt" style:font-name-complex="Times New Roman1" style:font-size-complex="12pt"/>
    </style:style>
    <style:style style:name="T23" style:family="text">
      <style:text-properties style:font-name="Times New Roman" fo:font-size="12pt" fo:language="id" fo:country="ID" officeooo:rsid="00fae96f" style:font-size-asian="12pt" style:font-name-complex="Times New Roman1" style:font-size-complex="12pt"/>
    </style:style>
    <style:style style:name="T24" style:family="text">
      <style:text-properties style:font-name="Times New Roman" fo:font-size="12pt" fo:language="id" fo:country="ID" officeooo:rsid="000aecc6" style:font-size-asian="12pt" style:font-name-complex="Times New Roman1" style:font-size-complex="12pt"/>
    </style:style>
    <style:style style:name="T25" style:family="text">
      <style:text-properties style:font-name="Times New Roman" fo:font-size="12pt" fo:language="id" fo:country="ID" officeooo:rsid="000bf699" style:font-size-asian="12pt" style:font-name-complex="Times New Roman1" style:font-size-complex="12pt"/>
    </style:style>
    <style:style style:name="T26" style:family="text">
      <style:text-properties style:font-name="Times New Roman" fo:font-size="12pt" fo:language="id" fo:country="ID" officeooo:rsid="000d1155" style:font-size-asian="12pt" style:font-name-complex="Times New Roman1" style:font-size-complex="12pt"/>
    </style:style>
    <style:style style:name="T27" style:family="text">
      <style:text-properties style:font-name="Times New Roman" fo:font-size="12pt" fo:language="id" fo:country="ID" officeooo:rsid="000d5443" style:font-size-asian="12pt" style:font-name-complex="Times New Roman1" style:font-size-complex="12pt"/>
    </style:style>
    <style:style style:name="T28" style:family="text">
      <style:text-properties style:font-name="Times New Roman" fo:font-size="12pt" fo:language="id" fo:country="ID" fo:font-weight="normal" officeooo:rsid="006f31ee" style:font-size-asian="12pt" style:font-weight-asian="normal" style:font-name-complex="Times New Roman1" style:font-size-complex="12pt" style:font-weight-complex="normal"/>
    </style:style>
    <style:style style:name="T29" style:family="text">
      <style:text-properties style:font-name="Times New Roman" fo:font-size="12pt" fo:language="id" fo:country="ID" fo:font-weight="normal" officeooo:rsid="00f9d1bd" style:font-size-asian="12pt" style:font-weight-asian="normal" style:font-name-complex="Times New Roman1" style:font-size-complex="12pt" style:font-weight-complex="normal"/>
    </style:style>
    <style:style style:name="T30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31" style:family="text">
      <style:text-properties style:font-name="Times New Roman" fo:font-size="12pt" fo:font-weight="normal" officeooo:rsid="007303a4" style:font-size-asian="12pt" style:font-weight-asian="normal" style:font-name-complex="Times New Roman1" style:font-size-complex="12pt" style:font-weight-complex="normal"/>
    </style:style>
    <style:style style:name="T32" style:family="text">
      <style:text-properties style:font-name="Times New Roman" fo:font-size="12pt" fo:font-weight="normal" officeooo:rsid="003b05d9" style:font-size-asian="12pt" style:font-weight-asian="normal" style:font-name-complex="Times New Roman1" style:font-size-complex="12pt" style:font-weight-complex="normal"/>
    </style:style>
    <style:style style:name="T33" style:family="text">
      <style:text-properties style:font-name="Times New Roman" fo:font-size="12pt" fo:font-weight="normal" officeooo:rsid="00fd8070" style:font-size-asian="12pt" style:font-weight-asian="normal" style:font-name-complex="Times New Roman1" style:font-size-complex="12pt" style:font-weight-complex="normal"/>
    </style:style>
    <style:style style:name="T34" style:family="text">
      <style:text-properties style:font-name="Times New Roman" fo:font-size="12pt" fo:font-weight="normal" officeooo:rsid="000aecc6" style:font-size-asian="12pt" style:font-weight-asian="normal" style:font-name-complex="Times New Roman1" style:font-size-complex="12pt" style:font-weight-complex="normal"/>
    </style:style>
    <style:style style:name="T35" style:family="text">
      <style:text-properties style:font-name="Times New Roman" fo:font-size="12pt" fo:font-weight="normal" officeooo:rsid="00f84ff9" style:font-size-asian="12pt" style:font-weight-asian="normal" style:font-name-complex="Times New Roman1" style:font-size-complex="12pt" style:font-weight-complex="normal"/>
    </style:style>
    <style:style style:name="T36" style:family="text">
      <style:text-properties style:font-name="Liberation Sans" fo:font-size="12pt" style:font-size-asian="12pt" style:font-name-complex="Times New Roman1" style:font-size-complex="12pt"/>
    </style:style>
    <style:style style:name="T37" style:family="text">
      <style:text-properties style:font-name="Liberation Sans" fo:font-size="12pt" officeooo:rsid="003b05d9" style:font-size-asian="12pt" style:font-name-complex="Times New Roman1" style:font-size-complex="12pt"/>
    </style:style>
    <style:style style:name="T38" style:family="text">
      <style:text-properties style:font-name="Liberation Serif" fo:font-size="12pt" fo:font-weight="normal" officeooo:rsid="0009d402" style:font-size-asian="12pt" style:font-weight-asian="normal" style:font-name-complex="Times New Roman1" style:font-size-complex="12pt" style:font-weight-complex="normal"/>
    </style:style>
    <style:style style:name="T39" style:family="text">
      <style:text-properties fo:font-size="12pt" fo:language="id" fo:country="ID" style:font-size-asian="12pt" style:font-name-complex="Times New Roman1" style:font-size-complex="12pt"/>
    </style:style>
    <style:style style:name="T40" style:family="text">
      <style:text-properties fo:font-size="12pt" fo:language="id" fo:country="ID" officeooo:rsid="0005c2af" style:font-size-asian="12pt" style:font-name-complex="Times New Roman1" style:font-size-complex="12pt"/>
    </style:style>
    <style:style style:name="T41" style:family="text">
      <style:text-properties fo:font-size="12pt" fo:language="id" fo:country="ID" officeooo:rsid="0008af4d" style:font-size-asian="12pt" style:font-name-complex="Times New Roman1" style:font-size-complex="12pt"/>
    </style:style>
    <style:style style:name="T42" style:family="text">
      <style:text-properties fo:font-size="12pt" fo:language="id" fo:country="ID" officeooo:rsid="000aecc6" style:font-size-asian="12pt" style:font-name-complex="Times New Roman1" style:font-size-complex="12pt"/>
    </style:style>
    <style:style style:name="T43" style:family="text">
      <style:text-properties fo:font-size="12pt" fo:language="id" fo:country="ID" officeooo:rsid="003b05d9" style:font-size-asian="12pt" style:font-name-complex="Times New Roman1" style:font-size-complex="12pt"/>
    </style:style>
    <style:style style:name="T44" style:family="text">
      <style:text-properties fo:font-size="12pt" fo:language="id" fo:country="ID" officeooo:rsid="000bf699" style:font-size-asian="12pt" style:font-name-complex="Times New Roman1" style:font-size-complex="12pt"/>
    </style:style>
    <style:style style:name="T45" style:family="text">
      <style:text-properties fo:font-size="12pt" fo:language="id" fo:country="ID" officeooo:rsid="00099836" style:font-size-asian="12pt" style:font-name-complex="Times New Roman1" style:font-size-complex="12pt"/>
    </style:style>
    <style:style style:name="T46" style:family="text">
      <style:text-properties fo:font-size="12pt" fo:language="id" fo:country="ID" officeooo:rsid="00f84ff9" style:font-size-asian="12pt" style:font-name-complex="Times New Roman1" style:font-size-complex="12pt"/>
    </style:style>
    <style:style style:name="T47" style:family="text">
      <style:text-properties fo:font-size="12pt" fo:language="id" fo:country="ID" officeooo:rsid="000d5443" style:font-size-asian="12pt" style:font-name-complex="Times New Roman1" style:font-size-complex="12pt"/>
    </style:style>
    <style:style style:name="T48" style:family="text">
      <style:text-properties fo:font-size="12pt" fo:language="id" fo:country="ID" officeooo:rsid="0074f08f" style:font-size-asian="12pt" style:font-name-complex="Times New Roman1" style:font-size-complex="12pt"/>
    </style:style>
    <style:style style:name="T49" style:family="text">
      <style:text-properties fo:font-size="12pt" fo:language="id" fo:country="ID" officeooo:rsid="0069af7a" style:font-size-asian="12pt" style:font-name-complex="Times New Roman1" style:font-size-complex="12pt"/>
    </style:style>
    <style:style style:name="T50" style:family="text">
      <style:text-properties fo:font-size="12pt" fo:language="id" fo:country="ID" officeooo:rsid="00f9d1bd" style:font-size-asian="12pt" style:font-name-complex="Times New Roman1" style:font-size-complex="12pt"/>
    </style:style>
    <style:style style:name="T51" style:family="text">
      <style:text-properties fo:font-size="12pt" fo:language="id" fo:country="ID" officeooo:rsid="006c7bbf" style:font-size-asian="12pt" style:font-name-complex="Times New Roman1" style:font-size-complex="12pt"/>
    </style:style>
    <style:style style:name="T52" style:family="text">
      <style:text-properties fo:font-size="12pt" fo:language="id" fo:country="ID" officeooo:rsid="000d1155" style:font-size-asian="12pt" style:font-name-complex="Times New Roman1" style:font-size-complex="12pt"/>
    </style:style>
    <style:style style:name="T53" style:family="text">
      <style:text-properties fo:font-size="12pt" fo:language="id" fo:country="ID" officeooo:rsid="0009d402" style:font-size-asian="12pt" style:font-name-complex="Times New Roman1" style:font-size-complex="12pt"/>
    </style:style>
    <style:style style:name="T54" style:family="text">
      <style:text-properties fo:font-size="12pt" fo:language="id" fo:country="ID" officeooo:rsid="00fae96f" style:font-size-asian="12pt" style:font-name-complex="Times New Roman1" style:font-size-complex="12pt"/>
    </style:style>
    <style:style style:name="T55" style:family="text">
      <style:text-properties fo:font-size="12pt" fo:language="id" fo:country="ID" fo:font-weight="normal" officeooo:rsid="006f31ee" style:font-size-asian="12pt" style:font-weight-asian="normal" style:font-name-complex="Times New Roman1" style:font-size-complex="12pt" style:font-weight-complex="normal"/>
    </style:style>
    <style:style style:name="T56" style:family="text">
      <style:text-properties fo:font-size="12pt" fo:language="id" fo:country="ID" fo:font-weight="normal" officeooo:rsid="00f9d1bd" style:font-size-asian="12pt" style:font-weight-asian="normal" style:font-name-complex="Times New Roman1" style:font-size-complex="12pt" style:font-weight-complex="normal"/>
    </style:style>
    <style:style style:name="T57" style:family="text">
      <style:text-properties fo:font-size="12pt" style:font-size-asian="12pt" style:font-name-complex="Times New Roman1" style:font-size-complex="12pt"/>
    </style:style>
    <style:style style:name="T58" style:family="text">
      <style:text-properties fo:font-size="12pt" officeooo:rsid="0036bc1d" style:font-size-asian="12pt" style:font-name-complex="Times New Roman1" style:font-size-complex="12pt"/>
    </style:style>
    <style:style style:name="T59" style:family="text">
      <style:text-properties fo:font-size="12pt" officeooo:rsid="003b05d9" style:font-size-asian="12pt" style:font-name-complex="Times New Roman1" style:font-size-complex="12pt"/>
    </style:style>
    <style:style style:name="T60" style:family="text">
      <style:text-properties fo:font-size="12pt" officeooo:rsid="0008af4d" style:font-size-asian="12pt" style:font-name-complex="Times New Roman1" style:font-size-complex="12pt"/>
    </style:style>
    <style:style style:name="T61" style:family="text">
      <style:text-properties fo:font-size="12pt" officeooo:rsid="000aecc6" style:font-size-asian="12pt" style:font-name-complex="Times New Roman1" style:font-size-complex="12pt"/>
    </style:style>
    <style:style style:name="T62" style:family="text">
      <style:text-properties fo:font-size="12pt" officeooo:rsid="00fe1305" style:font-size-asian="12pt" style:font-name-complex="Times New Roman1" style:font-size-complex="12pt"/>
    </style:style>
    <style:style style:name="T63" style:family="text">
      <style:text-properties fo:font-size="12pt" officeooo:rsid="000bf699" style:font-size-asian="12pt" style:font-name-complex="Times New Roman1" style:font-size-complex="12pt"/>
    </style:style>
    <style:style style:name="T64" style:family="text">
      <style:text-properties fo:font-size="12pt" officeooo:rsid="00099836" style:font-size-asian="12pt" style:font-name-complex="Times New Roman1" style:font-size-complex="12pt"/>
    </style:style>
    <style:style style:name="T65" style:family="text">
      <style:text-properties fo:font-size="12pt" officeooo:rsid="00f84ff9" style:font-size-asian="12pt" style:font-name-complex="Times New Roman1" style:font-size-complex="12pt"/>
    </style:style>
    <style:style style:name="T66" style:family="text">
      <style:text-properties fo:font-size="12pt" officeooo:rsid="00740e05" style:font-size-asian="12pt" style:font-name-complex="Times New Roman1" style:font-size-complex="12pt"/>
    </style:style>
    <style:style style:name="T67" style:family="text">
      <style:text-properties fo:font-size="12pt" officeooo:rsid="000d1155" style:font-size-asian="12pt" style:font-name-complex="Times New Roman1" style:font-size-complex="12pt"/>
    </style:style>
    <style:style style:name="T68" style:family="text">
      <style:text-properties fo:font-size="12pt" officeooo:rsid="00f9d1bd" style:font-size-asian="12pt" style:font-name-complex="Times New Roman1" style:font-size-complex="12pt"/>
    </style:style>
    <style:style style:name="T69" style:family="text">
      <style:text-properties fo:font-size="12pt" fo:font-weight="normal" style:font-size-asian="12pt" style:font-weight-asian="normal" style:font-name-complex="Times New Roman1" style:font-size-complex="12pt" style:font-weight-complex="normal"/>
    </style:style>
    <style:style style:name="T70" style:family="text">
      <style:text-properties fo:font-size="12pt" fo:font-weight="normal" officeooo:rsid="003b05d9" style:font-size-asian="12pt" style:font-weight-asian="normal" style:font-name-complex="Times New Roman1" style:font-size-complex="12pt" style:font-weight-complex="normal"/>
    </style:style>
    <style:style style:name="T71" style:family="text">
      <style:text-properties fo:font-size="12pt" fo:font-weight="normal" officeooo:rsid="00fd8070" style:font-size-asian="12pt" style:font-weight-asian="normal" style:font-name-complex="Times New Roman1" style:font-size-complex="12pt" style:font-weight-complex="normal"/>
    </style:style>
    <style:style style:name="T72" style:family="text">
      <style:text-properties fo:font-size="12pt" fo:font-weight="normal" officeooo:rsid="000aecc6" style:font-size-asian="12pt" style:font-weight-asian="normal" style:font-name-complex="Times New Roman1" style:font-size-complex="12pt" style:font-weight-complex="normal"/>
    </style:style>
    <style:style style:name="T73" style:family="text">
      <style:text-properties fo:font-size="12pt" fo:font-weight="normal" officeooo:rsid="0009d402" style:font-size-asian="12pt" style:font-weight-asian="normal" style:font-name-complex="Times New Roman1" style:font-size-complex="12pt" style:font-weight-complex="normal"/>
    </style:style>
    <style:style style:name="T74" style:family="text">
      <style:text-properties fo:font-size="12pt" fo:font-weight="normal" officeooo:rsid="007303a4" style:font-size-asian="12pt" style:font-weight-asian="normal" style:font-name-complex="Times New Roman1" style:font-size-complex="12pt" style:font-weight-complex="normal"/>
    </style:style>
    <style:style style:name="T75" style:family="text">
      <style:text-properties fo:font-size="12pt" fo:font-weight="normal" officeooo:rsid="00f84ff9" style:font-size-asian="12pt" style:font-weight-asian="normal" style:font-name-complex="Times New Roman1" style:font-size-complex="12pt" style:font-weight-complex="normal"/>
    </style:style>
    <style:style style:name="T76" style:family="text">
      <style:text-properties fo:language="id" fo:country="ID"/>
    </style:style>
    <style:style style:name="T77" style:family="text">
      <style:text-properties fo:language="id" fo:country="ID" style:font-name-complex="Times New Roman1"/>
    </style:style>
    <style:style style:name="T78" style:family="text">
      <style:text-properties fo:language="id" fo:country="ID" officeooo:rsid="0005c2af" style:font-name-complex="Times New Roman1"/>
    </style:style>
    <style:style style:name="T79" style:family="text">
      <style:text-properties fo:language="id" fo:country="ID" officeooo:rsid="0008af4d" style:font-name-complex="Times New Roman1"/>
    </style:style>
    <style:style style:name="T80" style:family="text">
      <style:text-properties fo:language="id" fo:country="ID" officeooo:rsid="000aecc6" style:font-name-complex="Times New Roman1"/>
    </style:style>
    <style:style style:name="T81" style:family="text">
      <style:text-properties fo:language="id" fo:country="ID" officeooo:rsid="003b05d9" style:font-name-complex="Times New Roman1"/>
    </style:style>
    <style:style style:name="T82" style:family="text">
      <style:text-properties fo:language="id" fo:country="ID" officeooo:rsid="000bf699" style:font-name-complex="Times New Roman1"/>
    </style:style>
    <style:style style:name="T83" style:family="text">
      <style:text-properties fo:language="id" fo:country="ID" officeooo:rsid="00099836" style:font-name-complex="Times New Roman1"/>
    </style:style>
    <style:style style:name="T84" style:family="text">
      <style:text-properties fo:language="id" fo:country="ID" officeooo:rsid="00f84ff9" style:font-name-complex="Times New Roman1"/>
    </style:style>
    <style:style style:name="T85" style:family="text">
      <style:text-properties fo:language="id" fo:country="ID" officeooo:rsid="000d5443" style:font-name-complex="Times New Roman1"/>
    </style:style>
    <style:style style:name="T86" style:family="text">
      <style:text-properties fo:language="id" fo:country="ID" officeooo:rsid="0074f08f" style:font-name-complex="Times New Roman1"/>
    </style:style>
    <style:style style:name="T87" style:family="text">
      <style:text-properties fo:language="id" fo:country="ID" officeooo:rsid="0069af7a" style:font-name-complex="Times New Roman1"/>
    </style:style>
    <style:style style:name="T88" style:family="text">
      <style:text-properties fo:language="id" fo:country="ID" officeooo:rsid="00f9d1bd" style:font-name-complex="Times New Roman1"/>
    </style:style>
    <style:style style:name="T89" style:family="text">
      <style:text-properties fo:language="id" fo:country="ID" officeooo:rsid="006c7bbf" style:font-name-complex="Times New Roman1"/>
    </style:style>
    <style:style style:name="T90" style:family="text">
      <style:text-properties fo:language="id" fo:country="ID" officeooo:rsid="000d1155" style:font-name-complex="Times New Roman1"/>
    </style:style>
    <style:style style:name="T91" style:family="text">
      <style:text-properties fo:language="id" fo:country="ID" officeooo:rsid="0009d402" style:font-name-complex="Times New Roman1"/>
    </style:style>
    <style:style style:name="T92" style:family="text">
      <style:text-properties fo:language="id" fo:country="ID" officeooo:rsid="00fae96f" style:font-name-complex="Times New Roman1"/>
    </style:style>
    <style:style style:name="T93" style:family="text">
      <style:text-properties fo:language="id" fo:country="ID" fo:font-weight="normal" officeooo:rsid="006f31ee" style:font-weight-asian="normal" style:font-name-complex="Times New Roman1" style:font-weight-complex="normal"/>
    </style:style>
    <style:style style:name="T94" style:family="text">
      <style:text-properties fo:language="id" fo:country="ID" fo:font-weight="normal" officeooo:rsid="00f9d1bd" style:font-weight-asian="normal" style:font-name-complex="Times New Roman1" style:font-weight-complex="normal"/>
    </style:style>
    <style:style style:name="T95" style:family="text">
      <style:text-properties style:font-name-complex="Times New Roman1"/>
    </style:style>
    <style:style style:name="T96" style:family="text">
      <style:text-properties officeooo:rsid="0036bc1d" style:font-name-complex="Times New Roman1"/>
    </style:style>
    <style:style style:name="T97" style:family="text">
      <style:text-properties officeooo:rsid="003b05d9" style:font-name-complex="Times New Roman1"/>
    </style:style>
    <style:style style:name="T98" style:family="text">
      <style:text-properties officeooo:rsid="0008af4d" style:font-name-complex="Times New Roman1"/>
    </style:style>
    <style:style style:name="T99" style:family="text">
      <style:text-properties officeooo:rsid="000aecc6" style:font-name-complex="Times New Roman1"/>
    </style:style>
    <style:style style:name="T100" style:family="text">
      <style:text-properties officeooo:rsid="00fe1305" style:font-name-complex="Times New Roman1"/>
    </style:style>
    <style:style style:name="T101" style:family="text">
      <style:text-properties officeooo:rsid="000bf699" style:font-name-complex="Times New Roman1"/>
    </style:style>
    <style:style style:name="T102" style:family="text">
      <style:text-properties officeooo:rsid="00099836" style:font-name-complex="Times New Roman1"/>
    </style:style>
    <style:style style:name="T103" style:family="text">
      <style:text-properties officeooo:rsid="00f84ff9" style:font-name-complex="Times New Roman1"/>
    </style:style>
    <style:style style:name="T104" style:family="text">
      <style:text-properties officeooo:rsid="00740e05" style:font-name-complex="Times New Roman1"/>
    </style:style>
    <style:style style:name="T105" style:family="text">
      <style:text-properties officeooo:rsid="000d1155" style:font-name-complex="Times New Roman1"/>
    </style:style>
    <style:style style:name="T106" style:family="text">
      <style:text-properties officeooo:rsid="00f9d1bd" style:font-name-complex="Times New Roman1"/>
    </style:style>
    <style:style style:name="T107" style:family="text">
      <style:text-properties officeooo:rsid="000f4ad7" style:font-name-complex="Times New Roman1"/>
    </style:style>
    <style:style style:name="T108" style:family="text">
      <style:text-properties fo:font-weight="normal" style:font-weight-asian="normal" style:font-name-complex="Times New Roman1" style:font-weight-complex="normal"/>
    </style:style>
    <style:style style:name="T109" style:family="text">
      <style:text-properties fo:font-weight="normal" officeooo:rsid="003b05d9" style:font-weight-asian="normal" style:font-name-complex="Times New Roman1" style:font-weight-complex="normal"/>
    </style:style>
    <style:style style:name="T110" style:family="text">
      <style:text-properties fo:font-weight="normal" officeooo:rsid="00fd8070" style:font-weight-asian="normal" style:font-name-complex="Times New Roman1" style:font-weight-complex="normal"/>
    </style:style>
    <style:style style:name="T111" style:family="text">
      <style:text-properties fo:font-weight="normal" officeooo:rsid="000aecc6" style:font-weight-asian="normal" style:font-name-complex="Times New Roman1" style:font-weight-complex="normal"/>
    </style:style>
    <style:style style:name="T112" style:family="text">
      <style:text-properties fo:font-weight="normal" officeooo:rsid="0009d402" style:font-weight-asian="normal" style:font-name-complex="Times New Roman1" style:font-weight-complex="normal"/>
    </style:style>
    <style:style style:name="T113" style:family="text">
      <style:text-properties fo:font-weight="normal" officeooo:rsid="007303a4" style:font-weight-asian="normal" style:font-name-complex="Times New Roman1" style:font-weight-complex="normal"/>
    </style:style>
    <style:style style:name="T114" style:family="text">
      <style:text-properties fo:font-weight="normal" officeooo:rsid="00f84ff9" style:font-weight-asian="normal" style:font-name-complex="Times New Roman1" style:font-weight-complex="normal"/>
    </style:style>
    <style:style style:name="T115" style:family="text">
      <style:text-properties officeooo:rsid="001231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GoBack"/>DAFTAR GAMBAR</text:p>
      <text:p text:style-name="P4"><text:span text:style-name="T77">Gambar <text:tab/><text:tab/><text:tab/><text:tab/><text:tab/><text:tab/><text:tab/><text:tab/> <text:s text:c="3"/></text:span><text:span text:style-name="T95">Halaman</text:span></text:p>
      <text:p text:style-name="P5"><text:span text:style-name="T95">Gambar 3.1. </text:span><text:span text:style-name="T77">Urutan Prosedur Proses Remaster</text:span><text:span text:style-name="T95"><text:tab/>..</text:span><text:span text:style-name="T78">32</text:span></text:p>
      <text:p text:style-name="P6"><text:span text:style-name="T95">Gambar 4.1 </text:span><text:span text:style-name="T96">Use Case Sistem Operasi</text:span><text:span text:style-name="T77"> ..............................................................</text:span><text:span text:style-name="T95">.</text:span><text:span text:style-name="T78">33</text:span></text:p>
      <text:p text:style-name="P7"><text:span text:style-name="T95">Gambar 4.2 </text:span><text:span text:style-name="T108">Diagram Activity Sistem Operasi</text:span><text:span text:style-name="T95"><text:tab/>.</text:span><text:span text:style-name="T78">3</text:span><text:span text:style-name="T77">5</text:span></text:p>
      <text:p text:style-name="P11"><text:span text:style-name="T95">Gambar 4.3 </text:span><text:span text:style-name="T109">Algoritma Remasering </text:span><text:span text:style-name="T110">Si</text:span><text:span text:style-name="T109">stem Operasi U</text:span><text:span text:style-name="T111">bos</text:span><text:span text:style-name="T77"> </text:span><text:span text:style-name="T95"><text:tab/></text:span><text:span text:style-name="T77">.</text:span><text:span text:style-name="T79">3</text:span><text:span text:style-name="T80">6</text:span></text:p>
      <text:p text:style-name="P7"><text:span text:style-name="T95">Gambar 4.4 </text:span><text:span text:style-name="T97">Tampilan Lingkungan Desktop </text:span><text:span text:style-name="T112">..………………………………</text:span><text:span text:style-name="T98">...</text:span><text:span text:style-name="T99">40</text:span></text:p>
      <text:p text:style-name="P7"><text:span text:style-name="T95">Gambar 4.5 </text:span><text:span text:style-name="T81">Tampilan Lingkungan Desktop</text:span><text:span text:style-name="T95"><text:tab/></text:span><text:span text:style-name="T77">.</text:span><text:span text:style-name="T79">40</text:span></text:p>
      <text:p text:style-name="P8"><text:span text:style-name="T95">Gambar </text:span><text:span text:style-name="T77">4</text:span><text:span text:style-name="T95">.</text:span><text:span text:style-name="T79">6</text:span><text:span text:style-name="T95"> </text:span><text:span text:style-name="T113">Tampilan </text:span><text:span text:style-name="T114">B</text:span><text:span text:style-name="T113">ooting </text:span><text:span text:style-name="T114">U</text:span><text:span text:style-name="T113">bos</text:span><text:span text:style-name="T95"> <text:tab/>.</text:span><text:span text:style-name="T77">4</text:span><text:span text:style-name="T82">4</text:span></text:p>
      <text:p text:style-name="P8"><text:span text:style-name="T95">Gambar </text:span><text:span text:style-name="T77">4</text:span><text:span text:style-name="T95">.</text:span><text:span text:style-name="T98">7 Pemilihan </text:span><text:span text:style-name="T100">M</text:span><text:span text:style-name="T98">ode </text:span><text:span text:style-name="T100">L</text:span><text:span text:style-name="T98">ive dan </text:span><text:span text:style-name="T100">M</text:span><text:span text:style-name="T98">ode </text:span><text:span text:style-name="T100">In</text:span><text:span text:style-name="T98">stall </text:span><text:span text:style-name="T100">U</text:span><text:span text:style-name="T98">bos</text:span><text:span text:style-name="T77"> </text:span><text:span text:style-name="T95"><text:tab/>.</text:span><text:span text:style-name="T77">4</text:span><text:span text:style-name="T82">5</text:span></text:p>
      <text:p text:style-name="P9"><text:span text:style-name="T95">Gam</text:span><text:span text:style-name="T101">bar 4.8 </text:span><text:span text:style-name="T95"><text:s/></text:span><text:span text:style-name="T83">Tipe </text:span><text:span text:style-name="T84">I</text:span><text:span text:style-name="T83">nstall dan </text:span><text:span text:style-name="T84">P</text:span><text:span text:style-name="T83">emilihan </text:span><text:span text:style-name="T84">P</text:span><text:span text:style-name="T83">artisi</text:span><text:span text:style-name="T95"><text:tab/></text:span><text:span text:style-name="T77">4</text:span><text:span text:style-name="T83">6</text:span></text:p>
      <text:p text:style-name="P3">Gambar <text:span text:style-name="T76">4</text:span>.<text:span text:style-name="T76">9</text:span>. <text:span text:style-name="T76">Menyertakan Pembacaan Kode Multimedia ............................... 46</text:span></text:p>
      <text:p text:style-name="P3">Gambar <text:span text:style-name="T76">4</text:span>.10 Posisi Penginstall Ubos<text:tab/> ………………………………………..<text:span text:style-name="T76">47</text:span></text:p>
      <text:p text:style-name="P3">Gambar <text:span text:style-name="T76">4</text:span>.<text:span text:style-name="T76">11 Pemilihan Map Keyboard ......................................................... 47</text:span></text:p>
      <text:p text:style-name="P9"><text:span text:style-name="T95">Gambar </text:span><text:span text:style-name="T77">4</text:span><text:span text:style-name="T95">.</text:span><text:span text:style-name="T102">1</text:span><text:span text:style-name="T101">2</text:span><text:span text:style-name="T102"> Memasukan </text:span><text:span text:style-name="T103">N</text:span><text:span text:style-name="T102">ama </text:span><text:span text:style-name="T103">P</text:span><text:span text:style-name="T102">engguna dan </text:span><text:span text:style-name="T103">P</text:span><text:span text:style-name="T102">assword</text:span><text:span text:style-name="T77"> </text:span><text:span text:style-name="T95"><text:tab/></text:span><text:span text:style-name="T83">48</text:span></text:p>
      <text:p text:style-name="P9"><text:span text:style-name="T95">Gambar </text:span><text:span text:style-name="T77">4</text:span><text:span text:style-name="T95">.</text:span><text:span text:style-name="T83">1</text:span><text:span text:style-name="T82">3 </text:span><text:span text:style-name="T83">Tampilan </text:span><text:span text:style-name="T84">S</text:span><text:span text:style-name="T83">lideshow 1 </text:span><text:span text:style-name="T84">I</text:span><text:span text:style-name="T83">nstall </text:span><text:span text:style-name="T84">U</text:span><text:span text:style-name="T83">bos</text:span><text:span text:style-name="T95"><text:tab/></text:span><text:span text:style-name="T83">4</text:span><text:span text:style-name="T85">8</text:span></text:p>
      <text:p text:style-name="P9"><text:span text:style-name="T95">Gambar </text:span><text:span text:style-name="T77">4</text:span><text:span text:style-name="T95">.</text:span><text:span text:style-name="T102">1</text:span><text:span text:style-name="T101">4 </text:span><text:span text:style-name="T102">Tampilan </text:span><text:span text:style-name="T103">S</text:span><text:span text:style-name="T102">lideshow </text:span><text:span text:style-name="T104">2</text:span><text:span text:style-name="T102"> </text:span><text:span text:style-name="T103">I</text:span><text:span text:style-name="T102">nstall </text:span><text:span text:style-name="T103">U</text:span><text:span text:style-name="T102">bos</text:span><text:span text:style-name="T77"> </text:span><text:span text:style-name="T95"><text:tab/></text:span><text:span text:style-name="T85">49</text:span></text:p>
      <text:p text:style-name="P9"><text:span text:style-name="T95">Gambar </text:span><text:span text:style-name="T77">4</text:span><text:span text:style-name="T95">.</text:span><text:span text:style-name="T77">1</text:span><text:span text:style-name="T82">5 </text:span><text:span text:style-name="T83">Tampilan </text:span><text:span text:style-name="T84">S</text:span><text:span text:style-name="T83">lideshow </text:span><text:span text:style-name="T86">3</text:span><text:span text:style-name="T83"> </text:span><text:span text:style-name="T84">I</text:span><text:span text:style-name="T83">nstall </text:span><text:span text:style-name="T84">U</text:span><text:span text:style-name="T83">bos</text:span><text:span text:style-name="T77"> </text:span><text:span text:style-name="T95"><text:tab/></text:span><text:span text:style-name="T77">5</text:span><text:span text:style-name="T85">0</text:span></text:p>
      <text:p text:style-name="P9"><text:span text:style-name="T95">Gambar </text:span><text:span text:style-name="T77">4</text:span><text:span text:style-name="T95">.</text:span><text:span text:style-name="T77">1</text:span><text:span text:style-name="T82">6 </text:span><text:span text:style-name="T87">Tampilan </text:span><text:span text:style-name="T88">Sl</text:span><text:span text:style-name="T87">ideshow <text:s/></text:span><text:span text:style-name="T83">4 </text:span><text:span text:style-name="T88">I</text:span><text:span text:style-name="T87">nstall </text:span><text:span text:style-name="T88">U</text:span><text:span text:style-name="T87">bos</text:span><text:span text:style-name="T95"><text:tab/></text:span><text:span text:style-name="T77">5</text:span><text:span text:style-name="T85">0</text:span></text:p>
      <text:p text:style-name="P9"><text:span text:style-name="T95">Gambar </text:span><text:span text:style-name="T77">4</text:span><text:span text:style-name="T95">.</text:span><text:span text:style-name="T77">1</text:span><text:span text:style-name="T82">7</text:span><text:span text:style-name="T83"> </text:span><text:span text:style-name="T89">Tampilan </text:span><text:span text:style-name="T88">S</text:span><text:span text:style-name="T89">lideshow </text:span><text:span text:style-name="T88">5 </text:span><text:span text:style-name="T89"><text:s/></text:span><text:span text:style-name="T88">I</text:span><text:span text:style-name="T89">nstall </text:span><text:span text:style-name="T88">U</text:span><text:span text:style-name="T83">bos</text:span><text:span text:style-name="T89">............................................</text:span><text:span text:style-name="T77">5</text:span><text:span text:style-name="T85">1</text:span></text:p>
      <text:p text:style-name="P9"><text:span text:style-name="T95">Gambar </text:span><text:span text:style-name="T77">4</text:span><text:span text:style-name="T95">.</text:span><text:span text:style-name="T77">1</text:span><text:span text:style-name="T90">8 </text:span><text:span text:style-name="T83">Tampilan </text:span><text:span text:style-name="T88">S</text:span><text:span text:style-name="T83">elesai </text:span><text:span text:style-name="T88">P</text:span><text:span text:style-name="T83">eng</text:span><text:span text:style-name="T86">installan Ubos</text:span><text:span text:style-name="T95"><text:tab/></text:span><text:span text:style-name="T77">5</text:span><text:span text:style-name="T85">1</text:span></text:p>
      <text:p text:style-name="P9"><text:soft-page-break/><text:span text:style-name="T95">Gambar </text:span><text:span text:style-name="T77">4</text:span><text:span text:style-name="T95">.</text:span><text:span text:style-name="T105">19</text:span><text:span text:style-name="T102"> Tampilan </text:span><text:span text:style-name="T106">Desktop Ubos</text:span><text:span text:style-name="T77"> </text:span><text:span text:style-name="T95"><text:tab/></text:span><text:span text:style-name="T77">5</text:span><text:span text:style-name="T85">2</text:span></text:p>
      <text:p text:style-name="P9"><text:span text:style-name="T95">Gambar </text:span><text:span text:style-name="T77">4</text:span><text:span text:style-name="T95">.</text:span><text:span text:style-name="T102">2</text:span><text:span text:style-name="T105">0</text:span><text:span text:style-name="T102"> Tampilan </text:span><text:span text:style-name="T106">Menu Ubos</text:span><text:span text:style-name="T77"> </text:span><text:span text:style-name="T95"><text:tab/></text:span><text:span text:style-name="T77">5</text:span><text:span text:style-name="T85">2</text:span></text:p>
      <text:p text:style-name="P9"><text:span text:style-name="T95">Gambar </text:span><text:span text:style-name="T77">4</text:span><text:span text:style-name="T95">.</text:span><text:span text:style-name="T83">2</text:span><text:span text:style-name="T90">1</text:span><text:span text:style-name="T83">Tampilan </text:span><text:span text:style-name="T88">Atom di Ubos</text:span><text:span text:style-name="T95"><text:tab/></text:span><text:span text:style-name="T77">5</text:span><text:span text:style-name="T85">3</text:span></text:p>
      <text:p text:style-name="P9"><text:span text:style-name="T95">Gambar </text:span><text:span text:style-name="T77">4</text:span><text:span text:style-name="T95">.</text:span><text:span text:style-name="T83">2</text:span><text:span text:style-name="T90">2 </text:span><text:span text:style-name="T83">Tampilan </text:span><text:span text:style-name="T88">File Manager Ubos</text:span><text:span text:style-name="T95"><text:tab/></text:span><text:span text:style-name="T77">5</text:span><text:span text:style-name="T85">3</text:span></text:p>
      <text:p text:style-name="P9"><text:span text:style-name="T95">Gambar </text:span><text:span text:style-name="T77">4</text:span><text:span text:style-name="T95">.</text:span><text:span text:style-name="T102">2</text:span><text:span text:style-name="T105">3 </text:span><text:span text:style-name="T95">Tampilan </text:span><text:span text:style-name="T106">Meliat Versi Ubos</text:span><text:span text:style-name="T77"> </text:span><text:span text:style-name="T95"><text:tab/></text:span><text:span text:style-name="T77">5</text:span><text:span text:style-name="T85">4</text:span></text:p>
      <text:p text:style-name="P10"><text:span text:style-name="T95">Gambar </text:span><text:span text:style-name="T77">4.</text:span><text:span text:style-name="T91">2</text:span><text:span text:style-name="T90">4 </text:span><text:span text:style-name="T93">Tampilan Kode </text:span><text:span text:style-name="T94">K</text:span><text:span text:style-name="T93">ernel </text:span><text:span text:style-name="T94">U</text:span><text:span text:style-name="T93">bos</text:span><text:span text:style-name="T95"><text:tab/></text:span><text:span text:style-name="T77">5</text:span><text:span text:style-name="T85">4</text:span></text:p>
      <text:p text:style-name="P10"><text:span text:style-name="T95">Gambar </text:span><text:span text:style-name="T77">4</text:span><text:span text:style-name="T95">.</text:span><text:span text:style-name="T77">2</text:span><text:span text:style-name="T90">5 </text:span><text:span text:style-name="T91">Software Center</text:span><text:span text:style-name="T77"> </text:span><text:span text:style-name="T95"><text:tab/></text:span><text:span text:style-name="T77">5</text:span><text:span text:style-name="T85">5</text:span></text:p>
      <text:p text:style-name="P10"><text:span text:style-name="T95">Gambar </text:span><text:span text:style-name="T77">4</text:span><text:span text:style-name="T95">.</text:span><text:span text:style-name="T77">2</text:span><text:span text:style-name="T90">6 </text:span><text:span text:style-name="T91">Menginstall Audacity dari </text:span><text:span text:style-name="T92">S</text:span><text:span text:style-name="T91">oftware </text:span><text:span text:style-name="T92">C</text:span><text:span text:style-name="T91">enter</text:span><text:span text:style-name="T77"> </text:span><text:span text:style-name="T95"><text:tab/></text:span><text:span text:style-name="T91">5</text:span><text:span text:style-name="T85">6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4.001cm" fo:margin-bottom="1.27cm" fo:margin-left="4.001cm" fo:margin-right="3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73cm" fo:margin-left="0cm" fo:margin-right="0cm" fo:margin-top="1.6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49:00</meta:creation-date>
    <meta:initial-creator>USER</meta:initial-creator>
    <dc:language>id-ID</dc:language>
    <meta:print-date>2016-06-20T21:40:00</meta:print-date>
    <dc:date>2018-09-07T09:58:56.044319729</dc:date>
    <meta:editing-cycles>9</meta:editing-cycles>
    <meta:editing-duration>PT52M25S</meta:editing-duration>
    <meta:generator>LibreOffice/6.0.5.2$Linux_X86_64 LibreOffice_project/54c8cbb85f300ac59db32fe8a675ff7683cd5a16</meta:generator>
    <meta:document-statistic meta:table-count="0" meta:image-count="0" meta:object-count="0" meta:page-count="2" meta:paragraph-count="29" meta:word-count="196" meta:character-count="1473" meta:non-whitespace-character-count="127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